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ffa" officeooo:paragraph-rsid="00162ffa"/>
    </style:style>
    <style:style style:name="T1" style:family="text">
      <style:text-properties officeooo:rsid="0016dc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File: table.cpp</text:p>
      <text:p text:style-name="P1">// Example of table formatting</text:p>
      <text:p text:style-name="P1"/>
      <text:p text:style-name="P1">#include &lt;iostream&gt; <text:s/>// cout, endl</text:p>
      <text:p text:style-name="P1">#include &lt;cmath&gt; <text:s text:c="4"/>// pow()</text:p>
      <text:p text:style-name="P1">#include &lt;iomanip&gt; // manipulator for output</text:p>
      <text:p text:style-name="P1">using namespace std;</text:p>
      <text:p text:style-name="P1"/>
      <text:p text:style-name="P1">int main ()</text:p>
      <text:p text:style-name="P1">{</text:p>
      <text:p text:style-name="P1"><text:s text:c="2"/>cout &lt;&lt; left; // left-justified</text:p>
      <text:p text:style-name="P1"><text:s text:c="2"/>cout &lt;&lt; setw(4) &lt;&lt; "n" &lt;&lt; <text:s/>" <text:s/>" &lt;&lt; setw(8) &lt;&lt; "2^n" &lt;&lt; endl;</text:p>
      <text:p text:style-name="P1"><text:s text:c="2"/>cout &lt;&lt; setw(4) &lt;&lt; "----" &lt;&lt; " <text:s/>" &lt;&lt; setw(8) &lt;&lt; "--------" &lt;&lt; endl;</text:p>
      <text:p text:style-name="P1"><text:s text:c="3"/>for (int i = 0; i &lt; 16; i=i+4)</text:p>
      <text:p text:style-name="P1"><text:s text:c="5"/>cout &lt;&lt; setw(4) &lt;&lt; i &lt;&lt; " <text:s/>" &lt;&lt; setw(8) &lt;&lt; pow(2,i) &lt;&lt; endl;</text:p>
      <text:p text:style-name="P1"/>
      <text:p text:style-name="P1"><text:s text:c="3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Assignment: In-class Exercise for 01/18/2017</text:p>
      <text:p text:style-name="P1">// Programmer: &lt;your name&gt;</text:p>
      <text:p text:style-name="P1"/>
      <text:p text:style-name="P1">#include &lt;iostream&gt;</text:p>
      <text:p text:style-name="P1">using namespace std;</text:p>
      <text:p text:style-name="P1"/>
      <text:p text:style-name="P1">// FUNCTION PROTOTYPE GOES HERE</text:p>
      <text:p text:style-name="P1">// Objects <text:s text:c="11"/>Type <text:s text:c="15"/>Movement <text:s text:c="10"/>Name</text:p>
      <text:p text:style-name="P1">//------------------------------------------------------------------</text:p>
      <text:p text:style-name="P1">//Price of item <text:s text:c="6"/>double <text:s text:c="13"/>received <text:s text:c="9"/>price</text:p>
      <text:p text:style-name="P1">//Sales tax rate <text:s text:c="5"/>double <text:s text:c="13"/>recived <text:s text:c="10"/>rate</text:p>
      <text:p text:style-name="P1">//sales tax amount <text:s text:c="3"/>double <text:s text:c="13"/>passed back <text:s text:c="6"/>tax </text:p>
      <text:p text:style-name="P1">//total due <text:s text:c="10"/>double <text:s text:c="13"/>passedback <text:s text:c="7"/>total</text:p>
      <text:p text:style-name="P1">void compute_tax_and_total (double price, double rate, double &amp;tax, double &amp;total);</text:p>
      <text:p text:style-name="P1"/>
      <text:p text:style-name="P1">int main ()</text:p>
      <text:p text:style-name="P1">{</text:p>
      <text:p text:style-name="P1"><text:s text:c="3"/>double item_price, tax_rate, sales_tax, total_due;</text:p>
      <text:p text:style-name="P1"/>
      <text:p text:style-name="P1"><text:s text:c="3"/>// Ask the user to input data</text:p>
      <text:p text:style-name="P1"><text:s text:c="3"/>cout &lt;&lt; "Enter the price of the item: ";</text:p>
      <text:p text:style-name="P1"><text:s text:c="3"/>cin &gt;&gt; item_price;</text:p>
      <text:p text:style-name="P1"><text:s text:c="3"/>cout &lt;&lt; "Enter the sales tax rate (in decimal form): ";</text:p>
      <text:p text:style-name="P1"><text:s text:c="3"/>cin &gt;&gt; tax_rate;</text:p>
      <text:p text:style-name="P1"/>
      <text:p text:style-name="P1"><text:s text:c="3"/>// Compute sales tax and total due - FUNCTION CALL GOES HERE</text:p>
      <text:p text:style-name="P1"><text:s text:c="3"/>compute_tax_and_total(item_price, tax_rate, sales_tax, total_due);</text:p>
      <text:p text:style-name="P1"><text:s text:c="3"/>// Note: no &amp; in front of the arguments to refrence parameter</text:p>
      <text:p text:style-name="P1"/>
      <text:p text:style-name="P1"/>
      <text:p text:style-name="P1"><text:s text:c="3"/>// Display results</text:p>
      <text:p text:style-name="P1"><text:s text:c="3"/>cout.setf(ios::fixed|ios::showpoint); // show decimal</text:p>
      <text:p text:style-name="P1"><text:s text:c="3"/>// ios:: fixed - always display in fixed notation</text:p>
      <text:p text:style-name="P1"><text:s text:c="3"/>// ios::showpoint - always display the decimal point</text:p>
      <text:p text:style-name="P1"><text:s text:c="3"/>cout.precision(2); //number of places after the decimal point</text:p>
      <text:p text:style-name="P1"><text:s text:c="3"/>cout &lt;&lt; "The amount sales tax is: " &lt;&lt; sales_tax &lt;&lt; endl;</text:p>
      <text:p text:style-name="P1"><text:s text:c="3"/>cout &lt;&lt; "The total amount due is: " &lt;&lt; total_due &lt;&lt; endl;</text:p>
      <text:p text:style-name="P1"/>
      <text:p text:style-name="P1"><text:s text:c="3"/>return 0;</text:p>
      <text:p text:style-name="P1">} <text:s/>// end main</text:p>
      <text:p text:style-name="P1"/>
      <text:p text:style-name="P1">// FUNCTION DEFINITION GOES HERE</text:p>
      <text:p text:style-name="P1">void compute_tax_and_total (double price, double rate, <text:s text:c="3"/>// value parameter</text:p>
      <text:p text:style-name="P1"><text:tab/><text:tab/><text:tab/> <text:s text:c="3"/>double &amp;tax, double &amp;total) <text:s text:c="4"/>//refrence parameter</text:p>
      <text:p text:style-name="P1"/>
      <text:p text:style-name="P1">{</text:p>
      <text:p text:style-name="P1"><text:s text:c="2"/>tax = price * rate; <text:s/>// note: no star for derefrence</text:p>
      <text:p text:style-name="P1"><text:s text:c="2"/>total = price + tax;<text:span text:style-name="T1">cd</text:span> </text:p>
      <text:p text:style-name="P1">}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8:25:15.547402882</meta:creation-date>
    <dc:date>2017-02-12T18:26:57.701337430</dc:date>
    <meta:editing-duration>PT1M4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54" meta:word-count="321" meta:character-count="2155" meta:non-whitespace-character-count="1647"/>
  </office:meta>
</office:document-meta>
</file>